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3000002C70F2E2459F6BEC7C2.png" manifest:media-type="image/png"/>
  <manifest:file-entry manifest:full-path="Pictures/100002010000021C000001BA5ED256CAF60B284D.png" manifest:media-type="image/png"/>
  <manifest:file-entry manifest:full-path="Pictures/100002010000021D000001BEEBF5A1BF14F64542.png" manifest:media-type="image/png"/>
  <manifest:file-entry manifest:full-path="Pictures/100002010000021B000001BB7FB5A63D2A8CF4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4.288cm" svg:height="11.695cm" draw:z-index="0"><draw:image xlink:href="Pictures/100002010000021C000001BA5ED256CAF60B284D.png" xlink:type="simple" xlink:show="embed" xlink:actuate="onLoad" loext:mime-type="image/png"/></draw:frame></text:p>
      <text:p text:style-name="Standard"/>
      <text:p text:style-name="Standard"><draw:frame draw:style-name="fr1" draw:name="Изображение2" text:anchor-type="paragraph" svg:width="14.261cm" svg:height="11.721cm" draw:z-index="1"><draw:image xlink:href="Pictures/100002010000021B000001BB7FB5A63D2A8CF4BB.png" xlink:type="simple" xlink:show="embed" xlink:actuate="onLoad" loext:mime-type="image/png"/></draw:frame></text:p>
      <text:p text:style-name="Standard"/>
      <text:p text:style-name="Standard"><draw:frame draw:style-name="fr2" draw:name="Изображение3" text:anchor-type="paragraph" svg:x="1.132cm" svg:y="-0.564cm" svg:width="14.314cm" svg:height="11.8cm" draw:z-index="2"><draw:image xlink:href="Pictures/100002010000021D000001BEEBF5A1BF14F64542.png" xlink:type="simple" xlink:show="embed" xlink:actuate="onLoad" loext:mime-type="image/png"/></draw:frame><draw:frame draw:style-name="fr2" draw:name="Изображение4" text:anchor-type="paragraph" svg:x="-0.141cm" svg:y="12.171cm" svg:width="17cm" svg:height="8.664cm" draw:z-index="3"><draw:image xlink:href="Pictures/1000020100000573000002C70F2E2459F6BEC7C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7:00:05.322160510</meta:creation-date>
    <dc:date>2021-01-20T17:05:45.410056131</dc:date>
    <meta:editing-duration>PT5M44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